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29cm"/>
    </style:style>
    <style:style style:name="gr10" style:family="graphic" style:parent-style-name="standard">
      <style:graphic-properties draw:stroke="none" svg:stroke-color="#000000" draw:fill="none" draw:fill-color="#ffffff" fo:min-height="0.254cm"/>
    </style:style>
    <style:style style:name="gr11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2" style:family="graphic">
      <style:graphic-properties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4pt"/>
    </style:style>
    <style:style style:name="P6" style:family="paragraph">
      <style:text-properties fo:font-size="10pt"/>
    </style:style>
    <style:style style:name="P7" style:family="paragraph">
      <style:text-properties fo:font-size="8pt"/>
    </style:style>
    <style:style style:name="P8" style:family="paragraph">
      <style:text-properties fo:color="#008000" fo:font-size="8pt" style:font-size-asian="8pt" style:font-size-complex="8pt"/>
    </style:style>
    <style:style style:name="P9" style:family="paragraph">
      <style:text-properties fo:color="#008000" fo:font-size="10pt" style:font-size-asian="10pt" style:font-size-complex="10pt"/>
    </style:style>
    <style:style style:name="P10" style:family="paragraph">
      <style:text-properties fo:font-size="9pt"/>
    </style:style>
    <style:style style:name="P11" style:family="paragraph">
      <style:text-properties fo:color="#008000" fo:font-size="9pt" style:font-size-asian="9pt" style:font-size-complex="9pt"/>
    </style:style>
    <style:style style:name="P12" style:family="paragraph">
      <style:text-properties fo:color="#0000ff" fo:font-size="10pt" style:font-size-asian="10pt" style:font-size-complex="10pt"/>
    </style:style>
    <style:style style:name="P13" style:family="paragraph">
      <style:text-properties fo:color="#0000ff" fo:font-size="8pt" style:font-size-asian="8pt" style:font-size-complex="8pt"/>
    </style:style>
    <style:style style:name="P14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008000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font-size="10pt" fo:font-weight="bold" style:font-weight-asian="bold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text-position="super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dc2300" fo:font-size="10pt" style:font-size-asian="10pt" style:font-size-complex="10pt"/>
    </style:style>
    <style:style style:name="T6" style:family="text">
      <style:text-properties fo:color="#008000" fo:font-size="8pt" style:font-size-asian="8pt" style:font-size-complex="8pt"/>
    </style:style>
    <style:style style:name="T7" style:family="text">
      <style:text-properties fo:color="#008000" fo:font-size="10pt" style:font-size-asian="10pt" style:font-size-complex="10pt"/>
    </style:style>
    <style:style style:name="T8" style:family="text">
      <style:text-properties fo:color="#008000" fo:font-size="9pt" style:font-size-asian="9pt" style:font-size-complex="9pt"/>
    </style:style>
    <style:style style:name="T9" style:family="text">
      <style:text-properties fo:color="#0000ff" fo:font-size="10pt" style:font-size-asian="10pt" style:font-size-complex="10pt"/>
    </style:style>
    <style:style style:name="T10" style:family="text">
      <style:text-properties fo:color="#0000ff" fo:font-size="8pt" style:font-size-asian="8pt" style:font-size-complex="8pt"/>
    </style:style>
    <style:style style:name="T11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8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5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65cm" svg:height="1.27cm" svg:x="8.86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cm" svg:height="1.27cm" svg:x="15.6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0.885cm" svg:x="2.87cm" svg:y="1.42cm">
          <draw:text-box>
            <text:p><text:span text:style-name="T1">HLR</text:span></text:p>
          </draw:text-box>
        </draw:frame>
        <draw:frame draw:style-name="gr2" draw:text-style-name="P2" draw:layer="layout" svg:width="4.664cm" svg:height="1.361cm" svg:x="8.901cm" svg:y="1.135cm">
          <draw:text-box>
            <text:p><text:span text:style-name="T1">TelScale USSD Gateway</text:span></text:p>
          </draw:text-box>
        </draw:frame>
        <draw:frame draw:style-name="gr2" draw:text-style-name="P2" draw:layer="layout" svg:width="4.664cm" svg:height="1.379cm" svg:x="15.701cm" svg:y="1.136cm">
          <draw:text-box>
            <text:p><text:span text:style-name="T1">3</text:span><text:span text:style-name="T2">rd</text:span><text:span text:style-name="T1"> Party</text:span></text:p>
            <text:p><text:span text:style-name="T1">Application</text:span></text:p>
          </draw:text-box>
        </draw:frame>
        <draw:line draw:style-name="gr3" draw:text-style-name="P1" draw:layer="layout" svg:x1="3.67cm" svg:y1="2.405cm" svg:x2="3.67cm" svg:y2="18.915cm">
          <text:p/>
        </draw:line>
        <draw:line draw:style-name="gr3" draw:text-style-name="P1" draw:layer="layout" svg:x1="11.17cm" svg:y1="2.405cm" svg:x2="11.17cm" svg:y2="18.915cm">
          <text:p/>
        </draw:line>
        <draw:line draw:style-name="gr3" draw:text-style-name="P1" draw:layer="layout" svg:x1="17.07cm" svg:y1="2.405cm" svg:x2="17.07cm" svg:y2="18.915cm">
          <text:p/>
        </draw:line>
        <draw:frame draw:style-name="gr4" draw:text-style-name="P3" draw:layer="layout" svg:width="3.93cm" svg:height="1.445cm" svg:x="0.88cm" svg:y="2.785cm">
          <draw:text-box>
            <text:p><text:span text:style-name="T3">Subscriber </text:span></text:p>
            <text:p><text:span text:style-name="T3">sends USSD </text:span></text:p>
            <text:p><text:span text:style-name="T3">Request</text:span></text:p>
          </draw:text-box>
        </draw:frame>
        <draw:line draw:style-name="gr5" draw:text-style-name="P1" draw:layer="layout" svg:x1="3.672cm" svg:y1="4.91cm" svg:x2="11.16cm" svg:y2="4.91cm">
          <text:p/>
        </draw:line>
        <draw:frame draw:style-name="gr6" draw:text-style-name="P3" draw:layer="layout" svg:width="9.525cm" svg:height="1.47cm" svg:x="3.64cm" svg:y="3.875cm">
          <draw:text-box>
            <text:p><text:span text:style-name="T3">1. </text:span></text:p>
            <text:p><text:span text:style-name="T3">MAP_PROCESS_UNSTRUCTURED_SS_REQUEST</text:span></text:p>
          </draw:text-box>
        </draw:frame>
        <draw:line draw:style-name="gr5" draw:text-style-name="P1" draw:layer="layout" svg:x1="11.186cm" svg:y1="5.81cm" svg:x2="17.034cm" svg:y2="5.81cm">
          <text:p/>
        </draw:line>
        <draw:frame draw:style-name="gr7" draw:text-style-name="P3" draw:layer="layout" svg:width="5.434cm" svg:height="1.445cm" svg:x="12.43cm" svg:y="4.88cm">
          <draw:text-box>
            <text:p><text:span text:style-name="T3">2.</text:span></text:p>
            <text:p><text:span text:style-name="T3">HTTP POST Request</text:span></text:p>
            <text:p><text:span text:style-name="T3">with XML payload </text:span></text:p>
          </draw:text-box>
        </draw:frame>
        <draw:frame draw:style-name="gr4" draw:text-style-name="P3" draw:layer="layout" svg:width="3.645cm" svg:height="1.843cm" svg:x="16.945cm" svg:y="6.052cm">
          <draw:text-box>
            <text:p><text:span text:style-name="T3">Application gets new Session and </text:span></text:p>
            <text:p><text:span text:style-name="T3">maintains it till last response </text:span></text:p>
          </draw:text-box>
        </draw:frame>
        <draw:line draw:style-name="gr8" draw:text-style-name="P1" draw:layer="layout" svg:x1="11.186cm" svg:y1="8.51cm" svg:x2="17.06cm" svg:y2="8.51cm">
          <text:p/>
        </draw:line>
        <draw:frame draw:style-name="gr7" draw:text-style-name="P3" draw:layer="layout" svg:width="5.434cm" svg:height="1.445cm" svg:x="12.43cm" svg:y="7.581cm">
          <draw:text-box>
            <text:p><text:span text:style-name="T3">3.</text:span></text:p>
            <text:p><text:span text:style-name="T3">HTTP Response</text:span></text:p>
            <text:p><text:span text:style-name="T3">with XML payload </text:span></text:p>
          </draw:text-box>
        </draw:frame>
        <draw:line draw:style-name="gr8" draw:text-style-name="P1" draw:layer="layout" svg:x1="3.672cm" svg:y1="9.41cm" svg:x2="11.16cm" svg:y2="9.41cm">
          <text:p/>
        </draw:line>
        <draw:frame draw:style-name="gr9" draw:text-style-name="P3" draw:layer="layout" svg:width="7.754cm" svg:height="1.047cm" svg:x="4.041cm" svg:y="8.476cm">
          <draw:text-box>
            <text:p><text:span text:style-name="T3">4. </text:span></text:p>
            <text:p><text:span text:style-name="T3">MAP_ UNSTRUCTURED_SS_REQUEST</text:span></text:p>
          </draw:text-box>
        </draw:frame>
        <draw:frame draw:style-name="gr4" draw:text-style-name="P3" draw:layer="layout" svg:width="3.93cm" svg:height="1.445cm" svg:x="0.88cm" svg:y="9.486cm">
          <draw:text-box>
            <text:p><text:span text:style-name="T3">Subscriber </text:span></text:p>
            <text:p><text:span text:style-name="T3">gets menu and </text:span></text:p>
            <text:p><text:span text:style-name="T3">replies <text:s/></text:span></text:p>
          </draw:text-box>
        </draw:frame>
        <draw:line draw:style-name="gr5" draw:text-style-name="P1" draw:layer="layout" svg:x1="3.672cm" svg:y1="11.51cm" svg:x2="11.16cm" svg:y2="11.51cm">
          <text:p/>
        </draw:line>
        <draw:frame draw:style-name="gr7" draw:text-style-name="P3" draw:layer="layout" svg:width="8.285cm" svg:height="1.047cm" svg:x="3.541cm" svg:y="10.576cm">
          <draw:text-box>
            <text:p><text:span text:style-name="T3">5. </text:span></text:p>
            <text:p><text:span text:style-name="T3">MAP_ UNSTRUCTURED_SS_RESPONSE</text:span></text:p>
          </draw:text-box>
        </draw:frame>
        <draw:line draw:style-name="gr5" draw:text-style-name="P1" draw:layer="layout" svg:x1="11.186cm" svg:y1="12.71cm" svg:x2="17.034cm" svg:y2="12.71cm">
          <text:p/>
        </draw:line>
        <draw:frame draw:style-name="gr7" draw:text-style-name="P3" draw:layer="layout" svg:width="6.704cm" svg:height="1.843cm" svg:x="11.16cm" svg:y="11.881cm">
          <draw:text-box>
            <text:p><text:span text:style-name="T3">6.</text:span></text:p>
            <text:p><text:span text:style-name="T3">HTTP POST Request </text:span></text:p>
            <text:p><text:span text:style-name="T3">with XML payload.</text:span></text:p>
            <text:p><text:span text:style-name="T3">Same session</text:span></text:p>
          </draw:text-box>
        </draw:frame>
        <draw:line draw:style-name="gr8" draw:text-style-name="P1" draw:layer="layout" svg:x1="11.186cm" svg:y1="15.11cm" svg:x2="17.06cm" svg:y2="15.11cm">
          <text:p/>
        </draw:line>
        <draw:frame draw:style-name="gr7" draw:text-style-name="P3" draw:layer="layout" svg:width="5.434cm" svg:height="1.445cm" svg:x="12.43cm" svg:y="14.181cm">
          <draw:text-box>
            <text:p><text:span text:style-name="T3">7.</text:span></text:p>
            <text:p><text:span text:style-name="T3">HTTP Response</text:span></text:p>
            <text:p><text:span text:style-name="T3">with XML payload </text:span></text:p>
          </draw:text-box>
        </draw:frame>
        <draw:line draw:style-name="gr8" draw:text-style-name="P1" draw:layer="layout" svg:x1="3.672cm" svg:y1="16.01cm" svg:x2="11.16cm" svg:y2="16.01cm">
          <text:p/>
        </draw:line>
        <draw:frame draw:style-name="gr7" draw:text-style-name="P3" draw:layer="layout" svg:width="6.984cm" svg:height="1.445cm" svg:x="4.041cm" svg:y="14.676cm">
          <draw:text-box>
            <text:p><text:span text:style-name="T3">8.</text:span></text:p>
            <text:p><text:span text:style-name="T3">MAP_PROCESS_UNSTRUCTURED_SS_RESPONSE</text:span></text:p>
          </draw:text-box>
        </draw:frame>
        <draw:frame draw:style-name="gr4" draw:text-style-name="P3" draw:layer="layout" svg:width="3.645cm" svg:height="2.241cm" svg:x="16.946cm" svg:y="12.553cm">
          <draw:text-box>
            <text:p><text:span text:style-name="T3">Application gets input from users, sends final response and invalidates session</text:span></text:p>
          </draw:text-box>
        </draw:frame>
        <draw:frame draw:style-name="gr4" draw:text-style-name="P3" draw:layer="layout" svg:width="3.295cm" svg:height="1.445cm" svg:x="1.48cm" svg:y="15.987cm">
          <draw:text-box>
            <text:p><text:span text:style-name="T3">Subscriber </text:span></text:p>
            <text:p><text:span text:style-name="T3">gets final response <text:s/></text:span></text:p>
          </draw:text-box>
        </draw:frame>
        <draw:frame draw:style-name="gr10" draw:text-style-name="P3" draw:layer="layout" svg:width="1.935cm" svg:height="0.649cm" svg:x="6.61cm" svg:y="4.841cm">
          <draw:text-box>
            <text:p><text:span text:style-name="T3">Begin</text:span></text:p>
          </draw:text-box>
        </draw:frame>
        <draw:frame draw:style-name="gr10" draw:text-style-name="P3" draw:layer="layout" svg:width="1.935cm" svg:height="0.649cm" svg:x="6.611cm" svg:y="9.342cm">
          <draw:text-box>
            <text:p><text:span text:style-name="T3">Continue</text:span></text:p>
          </draw:text-box>
        </draw:frame>
        <draw:frame draw:style-name="gr10" draw:text-style-name="P3" draw:layer="layout" svg:width="1.935cm" svg:height="0.649cm" svg:x="6.612cm" svg:y="11.443cm">
          <draw:text-box>
            <text:p><text:span text:style-name="T3">Continue</text:span></text:p>
          </draw:text-box>
        </draw:frame>
        <draw:frame draw:style-name="gr10" draw:text-style-name="P3" draw:layer="layout" svg:width="1.935cm" svg:height="0.649cm" svg:x="6.613cm" svg:y="15.944cm">
          <draw:text-box>
            <text:p><text:span text:style-name="T3">End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54cm" svg:height="1.27cm" svg:x="2.5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65cm" svg:height="1.27cm" svg:x="8.86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cm" svg:height="1.27cm" svg:x="15.6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0.885cm" svg:x="2.87cm" svg:y="1.42cm">
          <draw:text-box>
            <text:p><text:span text:style-name="T1">HLR</text:span></text:p>
          </draw:text-box>
        </draw:frame>
        <draw:frame draw:style-name="gr2" draw:text-style-name="P2" draw:layer="layout" svg:width="4.664cm" svg:height="1.361cm" svg:x="8.901cm" svg:y="1.135cm">
          <draw:text-box>
            <text:p><text:span text:style-name="T1">TelScale USSD Gateway</text:span></text:p>
          </draw:text-box>
        </draw:frame>
        <draw:frame draw:style-name="gr2" draw:text-style-name="P2" draw:layer="layout" svg:width="4.664cm" svg:height="1.379cm" svg:x="15.701cm" svg:y="1.136cm">
          <draw:text-box>
            <text:p><text:span text:style-name="T1">3</text:span><text:span text:style-name="T2">rd</text:span><text:span text:style-name="T1"> Party</text:span></text:p>
            <text:p><text:span text:style-name="T1">Application</text:span></text:p>
          </draw:text-box>
        </draw:frame>
        <draw:line draw:style-name="gr3" draw:text-style-name="P1" draw:layer="layout" svg:x1="3.67cm" svg:y1="2.405cm" svg:x2="3.67cm" svg:y2="18.915cm">
          <text:p/>
        </draw:line>
        <draw:line draw:style-name="gr3" draw:text-style-name="P1" draw:layer="layout" svg:x1="11.17cm" svg:y1="2.405cm" svg:x2="11.17cm" svg:y2="18.915cm">
          <text:p/>
        </draw:line>
        <draw:line draw:style-name="gr3" draw:text-style-name="P1" draw:layer="layout" svg:x1="17.07cm" svg:y1="2.405cm" svg:x2="17.07cm" svg:y2="18.915cm">
          <text:p/>
        </draw:line>
        <draw:line draw:style-name="gr8" draw:text-style-name="P1" draw:layer="layout" svg:x1="3.672cm" svg:y1="4.91cm" svg:x2="11.16cm" svg:y2="4.91cm">
          <text:p/>
        </draw:line>
        <draw:line draw:style-name="gr8" draw:text-style-name="P1" draw:layer="layout" svg:x1="11.027cm" svg:y1="4.175cm" svg:x2="16.875cm" svg:y2="4.175cm">
          <text:p/>
        </draw:line>
        <draw:frame draw:style-name="gr7" draw:text-style-name="P3" draw:layer="layout" svg:width="5.434cm" svg:height="1.445cm" svg:x="11.795cm" svg:y="2.805cm">
          <draw:text-box>
            <text:p><text:span text:style-name="T3">1.</text:span></text:p>
            <text:p><text:span text:style-name="T3">HTTP POST Request</text:span></text:p>
            <text:p><text:span text:style-name="T3">with XML payload </text:span></text:p>
          </draw:text-box>
        </draw:frame>
        <draw:line draw:style-name="gr11" draw:text-style-name="P1" draw:layer="layout" svg:x1="11.186cm" svg:y1="10.41cm" svg:x2="17.06cm" svg:y2="10.41cm">
          <text:p/>
        </draw:line>
        <draw:frame draw:style-name="gr7" draw:text-style-name="P3" draw:layer="layout" svg:width="5.434cm" svg:height="1.445cm" svg:x="11.73cm" svg:y="9.081cm">
          <draw:text-box>
            <text:p><text:span text:style-name="T3">6.</text:span></text:p>
            <text:p><text:span text:style-name="T3">HTTP Response</text:span></text:p>
            <text:p><text:span text:style-name="T3">with XML payload </text:span></text:p>
          </draw:text-box>
        </draw:frame>
        <draw:line draw:style-name="gr8" draw:text-style-name="P1" draw:layer="layout" svg:x1="1.973cm" svg:y1="7.985cm" svg:x2="11.16cm" svg:y2="7.985cm">
          <text:p/>
        </draw:line>
        <draw:frame draw:style-name="gr7" draw:text-style-name="P3" draw:layer="layout" svg:width="7.62cm" svg:height="1.047cm" svg:x="3.54cm" svg:y="7.046cm">
          <draw:text-box>
            <text:p><text:span text:style-name="T3">4.</text:span></text:p>
            <text:p><text:span text:style-name="T3">MAP_UNSTRUCTURED_SS_REQUEST</text:span></text:p>
          </draw:text-box>
        </draw:frame>
        <draw:frame draw:style-name="gr4" draw:text-style-name="P3" draw:layer="layout" svg:width="3.93cm" svg:height="1.445cm" svg:x="1cm" svg:y="8.185cm">
          <draw:text-box>
            <text:p><text:span text:style-name="T3">Subscriber </text:span></text:p>
            <text:p><text:span text:style-name="T3">gets menu and </text:span></text:p>
            <text:p><text:span text:style-name="T3">replies <text:s/></text:span></text:p>
          </draw:text-box>
        </draw:frame>
        <draw:frame draw:style-name="gr7" draw:text-style-name="P3" draw:layer="layout" svg:width="8.285cm" svg:height="1.047cm" svg:x="3.54cm" svg:y="3.94cm">
          <draw:text-box>
            <text:p><text:span text:style-name="T3">2. </text:span></text:p>
            <text:p><text:span text:style-name="T3">MAP_SEND_ROUTING_INFO_FOR_SM</text:span></text:p>
          </draw:text-box>
        </draw:frame>
        <draw:line draw:style-name="gr5" draw:text-style-name="P1" draw:layer="layout" svg:x1="1.949cm" svg:y1="9.71cm" svg:x2="11.16cm" svg:y2="9.71cm">
          <text:p/>
        </draw:line>
        <draw:frame draw:style-name="gr7" draw:text-style-name="P3" draw:layer="layout" svg:width="8.285cm" svg:height="1.047cm" svg:x="3.541cm" svg:y="8.776cm">
          <draw:text-box>
            <text:p><text:span text:style-name="T3">5.</text:span></text:p>
            <text:p><text:span text:style-name="T3">MAP_UNSTRUCTURED_SS_RESPONSE</text:span></text:p>
          </draw:text-box>
        </draw:frame>
        <draw:line draw:style-name="gr11" draw:text-style-name="P1" draw:layer="layout" svg:x1="3.672cm" svg:y1="6.61cm" svg:x2="11.16cm" svg:y2="6.61cm">
          <text:p/>
        </draw:line>
        <draw:frame draw:style-name="gr7" draw:text-style-name="P3" draw:layer="layout" svg:width="8.285cm" svg:height="1.047cm" svg:x="3.54cm" svg:y="5.641cm">
          <draw:text-box>
            <text:p><text:span text:style-name="T3">3.</text:span></text:p>
            <text:p><text:span text:style-name="T3">MAP_SEND_ROUTING_INFO_FOR_SM_RESP</text:span></text:p>
          </draw:text-box>
        </draw:frame>
        <draw:custom-shape draw:style-name="gr1" draw:text-style-name="P1" draw:layer="layout" svg:width="1.87cm" svg:height="1.27cm" svg:x="1.035cm" svg:y="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904cm" svg:height="1.047cm" svg:x="1.001cm" svg:y="4.536cm">
          <draw:text-box>
            <text:p><text:span text:style-name="T4">Network</text:span></text:p>
            <text:p><text:span text:style-name="T4">Node</text:span></text:p>
          </draw:text-box>
        </draw:frame>
        <draw:line draw:style-name="gr3" draw:text-style-name="P1" draw:layer="layout" svg:x1="1.97cm" svg:y1="5.605cm" svg:x2="1.97cm" svg:y2="18.922cm">
          <text:p/>
        </draw:line>
        <draw:frame draw:style-name="gr10" draw:text-style-name="P3" draw:layer="layout" svg:width="1.935cm" svg:height="0.649cm" svg:x="6.611cm" svg:y="4.842cm">
          <draw:text-box>
            <text:p><text:span text:style-name="T3">Begin</text:span></text:p>
          </draw:text-box>
        </draw:frame>
        <draw:frame draw:style-name="gr10" draw:text-style-name="P3" draw:layer="layout" svg:width="1.935cm" svg:height="0.649cm" svg:x="6.614cm" svg:y="6.545cm">
          <draw:text-box>
            <text:p><text:span text:style-name="T3">End</text:span></text:p>
          </draw:text-box>
        </draw:frame>
        <draw:frame draw:style-name="gr10" draw:text-style-name="P3" draw:layer="layout" svg:width="1.935cm" svg:height="0.649cm" svg:x="6.612cm" svg:y="7.843cm">
          <draw:text-box>
            <text:p><text:span text:style-name="T3">Begin</text:span></text:p>
          </draw:text-box>
        </draw:frame>
        <draw:frame draw:style-name="gr10" draw:text-style-name="P3" draw:layer="layout" svg:width="1.935cm" svg:height="0.649cm" svg:x="6.615cm" svg:y="9.646cm">
          <draw:text-box>
            <text:p><text:span text:style-name="T3">Continue</text:span></text:p>
          </draw:text-box>
        </draw:frame>
        <draw:line draw:style-name="gr8" draw:text-style-name="P1" draw:layer="layout" svg:x1="11.127cm" svg:y1="12.075cm" svg:x2="16.975cm" svg:y2="12.075cm">
          <text:p/>
        </draw:line>
        <draw:frame draw:style-name="gr7" draw:text-style-name="P3" draw:layer="layout" svg:width="5.434cm" svg:height="1.445cm" svg:x="11.795cm" svg:y="10.706cm">
          <draw:text-box>
            <text:p><text:span text:style-name="T3">7.</text:span></text:p>
            <text:p><text:span text:style-name="T3">HTTP POST Request</text:span></text:p>
            <text:p><text:span text:style-name="T3">with XML payload </text:span></text:p>
          </draw:text-box>
        </draw:frame>
        <draw:line draw:style-name="gr8" draw:text-style-name="P1" draw:layer="layout" svg:x1="1.974cm" svg:y1="12.485cm" svg:x2="11.161cm" svg:y2="12.485cm">
          <text:p/>
        </draw:line>
        <draw:frame draw:style-name="gr7" draw:text-style-name="P3" draw:layer="layout" svg:width="7.62cm" svg:height="1.445cm" svg:x="3.54cm" svg:y="11.247cm">
          <draw:text-box>
            <text:p><text:span text:style-name="T3">8.</text:span></text:p>
            <text:p><text:span text:style-name="T3">MA_UNSTRUCTURED_SS_NOTIFY_REQUEST</text:span></text:p>
          </draw:text-box>
        </draw:frame>
        <draw:frame draw:style-name="gr4" draw:text-style-name="P3" draw:layer="layout" svg:width="3.93cm" svg:height="1.445cm" svg:x="0.88cm" svg:y="12.43cm">
          <draw:text-box>
            <text:p><text:span text:style-name="T3">Subscriber </text:span></text:p>
            <text:p><text:span text:style-name="T3">gets Notification</text:span></text:p>
            <text:p><text:span text:style-name="T3">And presses Ok </text:span></text:p>
          </draw:text-box>
        </draw:frame>
        <draw:line draw:style-name="gr5" draw:text-style-name="P1" draw:layer="layout" svg:x1="1.95cm" svg:y1="14.71cm" svg:x2="11.161cm" svg:y2="14.71cm">
          <text:p/>
        </draw:line>
        <draw:frame draw:style-name="gr7" draw:text-style-name="P3" draw:layer="layout" svg:width="8.89cm" svg:height="1.047cm" svg:x="3.505cm" svg:y="13.748cm">
          <draw:text-box>
            <text:p><text:span text:style-name="T3">9.</text:span></text:p>
            <text:p><text:span text:style-name="T3">MA_UNSTRUCTURED_SS_NOTIFY_RESPONSE</text:span></text:p>
          </draw:text-box>
        </draw:frame>
        <draw:line draw:style-name="gr11" draw:text-style-name="P1" draw:layer="layout" svg:x1="11.186cm" svg:y1="15.51cm" svg:x2="17.06cm" svg:y2="15.51cm">
          <text:p/>
        </draw:line>
        <draw:frame draw:style-name="gr7" draw:text-style-name="P3" draw:layer="layout" svg:width="3.81cm" svg:height="1.445cm" svg:x="11.83cm" svg:y="14.182cm">
          <draw:text-box>
            <text:p><text:span text:style-name="T3">10.</text:span></text:p>
            <text:p><text:span text:style-name="T3">HTTP Response</text:span></text:p>
            <text:p><text:span text:style-name="T3">with XML payload </text:span></text:p>
          </draw:text-box>
        </draw:frame>
        <draw:line draw:style-name="gr8" draw:text-style-name="P1" draw:layer="layout" svg:x1="11.227cm" svg:y1="16.876cm" svg:x2="17.075cm" svg:y2="16.876cm">
          <text:p/>
        </draw:line>
        <draw:frame draw:style-name="gr7" draw:text-style-name="P3" draw:layer="layout" svg:width="5.434cm" svg:height="1.445cm" svg:x="11.895cm" svg:y="15.606cm">
          <draw:text-box>
            <text:p><text:span text:style-name="T3">11.</text:span></text:p>
            <text:p><text:span text:style-name="T3">HTTP POST Request</text:span></text:p>
            <text:p><text:span text:style-name="T3">with XML payload </text:span></text:p>
          </draw:text-box>
        </draw:frame>
        <draw:line draw:style-name="gr8" draw:text-style-name="P1" draw:layer="layout" svg:x1="1.975cm" svg:y1="17.286cm" svg:x2="11.162cm" svg:y2="17.286cm">
          <text:p/>
        </draw:line>
        <draw:frame draw:style-name="gr7" draw:text-style-name="P3" draw:layer="layout" svg:width="7.62cm" svg:height="1.047cm" svg:x="3.541cm" svg:y="16.248cm">
          <draw:text-box>
            <text:p><text:span text:style-name="T3">12. </text:span></text:p>
            <text:p><text:span text:style-name="T3">End Dialog</text:span></text:p>
          </draw:text-box>
        </draw:frame>
        <draw:line draw:style-name="gr11" draw:text-style-name="P1" draw:layer="layout" svg:x1="11.186cm" svg:y1="18.611cm" svg:x2="17.06cm" svg:y2="18.611cm">
          <text:p/>
        </draw:line>
        <draw:frame draw:style-name="gr7" draw:text-style-name="P3" draw:layer="layout" svg:width="4.545cm" svg:height="1.445cm" svg:x="11.93cm" svg:y="17.183cm">
          <draw:text-box>
            <text:p><text:span text:style-name="T3">13.</text:span></text:p>
            <text:p><text:span text:style-name="T3">HTTP Response</text:span></text:p>
            <text:p><text:span text:style-name="T5">without</text:span><text:span text:style-name="T3"> XML <text:s/>payload </text:span></text:p>
          </draw:text-box>
        </draw:frame>
        <draw:frame draw:style-name="gr10" draw:text-style-name="P3" draw:layer="layout" svg:width="1.935cm" svg:height="0.649cm" svg:x="6.616cm" svg:y="14.547cm">
          <draw:text-box>
            <text:p><text:span text:style-name="T3">Continue</text:span></text:p>
          </draw:text-box>
        </draw:frame>
        <draw:frame draw:style-name="gr10" draw:text-style-name="P3" draw:layer="layout" svg:width="1.935cm" svg:height="0.649cm" svg:x="6.617cm" svg:y="12.348cm">
          <draw:text-box>
            <text:p><text:span text:style-name="T3">Continue</text:span></text:p>
          </draw:text-box>
        </draw:frame>
        <draw:frame draw:style-name="gr10" draw:text-style-name="P3" draw:layer="layout" svg:width="1.935cm" svg:height="0.649cm" svg:x="6.618cm" svg:y="17.149cm">
          <draw:text-box>
            <text:p><text:span text:style-name="T3">End</text:span></text:p>
          </draw:text-box>
        </draw:frame>
      </draw:page>
      <draw:page draw:name="page3" draw:style-name="dp1" draw:master-page-name="Default">
        <draw:custom-shape draw:style-name="gr12" draw:text-style-name="P1" draw:layer="Layout" svg:width="2.54cm" svg:height="1.27cm" svg:x="2.5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365cm" svg:height="1.27cm" svg:x="5.26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55cm" svg:height="1.27cm" svg:x="9.8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0.885cm" svg:x="2.87cm" svg:y="1.42cm">
          <draw:text-box>
            <text:p text:style-name="P5"><text:span text:style-name="T1">HLR</text:span></text:p>
          </draw:text-box>
        </draw:frame>
        <draw:frame draw:style-name="gr2" draw:text-style-name="P2" draw:layer="layout" svg:width="4.664cm" svg:height="1.361cm" svg:x="5.301cm" svg:y="1.135cm">
          <draw:text-box>
            <text:p text:style-name="P5"><text:span text:style-name="T1">TelScale USSD Gateway</text:span></text:p>
          </draw:text-box>
        </draw:frame>
        <draw:frame draw:style-name="gr2" draw:text-style-name="P2" draw:layer="layout" svg:width="4.664cm" svg:height="1.379cm" svg:x="9.901cm" svg:y="1.136cm">
          <draw:text-box>
            <text:p text:style-name="P5"><text:span text:style-name="T1">3</text:span><text:span text:style-name="T2">rd</text:span><text:span text:style-name="T1"> Party</text:span></text:p>
            <text:p text:style-name="P5"><text:span text:style-name="T1">Apploication</text:span></text:p>
          </draw:text-box>
        </draw:frame>
        <draw:line draw:style-name="gr3" draw:text-style-name="P1" draw:layer="layout" svg:x1="3.67cm" svg:y1="2.405cm" svg:x2="3.67cm" svg:y2="20.342cm">
          <text:p/>
        </draw:line>
        <draw:line draw:style-name="gr3" draw:text-style-name="P1" draw:layer="layout" svg:x1="7.57cm" svg:y1="2.405cm" svg:x2="7.57cm" svg:y2="20.337cm">
          <text:p/>
        </draw:line>
        <draw:line draw:style-name="gr3" draw:text-style-name="P1" draw:layer="layout" svg:x1="11.27cm" svg:y1="2.405cm" svg:x2="11.27cm" svg:y2="20.337cm">
          <text:p/>
        </draw:line>
        <draw:frame draw:style-name="gr4" draw:text-style-name="P3" draw:layer="layout" svg:width="2.66cm" svg:height="1.445cm" svg:x="0.88cm" svg:y="2.285cm">
          <draw:text-box>
            <text:p text:style-name="P6"><text:span text:style-name="T3">Subscribes </text:span></text:p>
            <text:p text:style-name="P6"><text:span text:style-name="T3">sends USSD </text:span></text:p>
            <text:p text:style-name="P6"><text:span text:style-name="T3">Request</text:span></text:p>
          </draw:text-box>
        </draw:frame>
        <draw:line draw:style-name="gr5" draw:text-style-name="P1" draw:layer="layout" svg:x1="3.672cm" svg:y1="4.51cm" svg:x2="7.482cm" svg:y2="4.51cm">
          <text:p/>
        </draw:line>
        <draw:frame draw:style-name="gr7" draw:text-style-name="P8" draw:layer="layout" svg:width="3.175cm" svg:height="1.539cm" svg:x="3.54cm" svg:y="3.075cm">
          <draw:text-box>
            <text:p text:style-name="P7"><text:span text:style-name="T6">MAP </text:span></text:p>
            <text:p text:style-name="P7"><text:span text:style-name="T6">PROCESS_</text:span></text:p>
            <text:p text:style-name="P7"><text:span text:style-name="T6">UNSTRUCTURED_</text:span></text:p>
            <text:p text:style-name="P7"><text:span text:style-name="T6">SS_REQUEST</text:span></text:p>
          </draw:text-box>
        </draw:frame>
        <draw:line draw:style-name="gr5" draw:text-style-name="P1" draw:layer="layout" svg:x1="7.586cm" svg:y1="5.61cm" svg:x2="11.266cm" svg:y2="5.61cm">
          <text:p/>
        </draw:line>
        <draw:frame draw:style-name="gr7" draw:text-style-name="P9" draw:layer="layout" svg:width="4.235cm" svg:height="1.047cm" svg:x="7.43cm" svg:y="4.58cm">
          <draw:text-box>
            <text:p text:style-name="P6"><text:span text:style-name="T7">HTTP POST Request</text:span></text:p>
            <text:p text:style-name="P6"><text:span text:style-name="T7">with XML payload </text:span></text:p>
          </draw:text-box>
        </draw:frame>
        <draw:frame draw:style-name="gr4" draw:text-style-name="P3" draw:layer="layout" svg:width="4.46cm" svg:height="2.639cm" svg:x="11.145cm" svg:y="5.652cm">
          <draw:text-box>
            <text:p text:style-name="P6"><text:span text:style-name="T3">Application gets new Session and </text:span></text:p>
            <text:p text:style-name="P6"><text:span text:style-name="T3">maintains it till last response. Also forwards received request to new destination </text:span></text:p>
          </draw:text-box>
        </draw:frame>
        <draw:line draw:style-name="gr8" draw:text-style-name="P1" draw:layer="layout" svg:x1="7.586cm" svg:y1="17.31cm" svg:x2="11.292cm" svg:y2="17.31cm">
          <text:p/>
        </draw:line>
        <draw:frame draw:style-name="gr7" draw:text-style-name="P9" draw:layer="layout" svg:width="3.53cm" svg:height="1.047cm" svg:x="7.63cm" svg:y="16.281cm">
          <draw:text-box>
            <text:p text:style-name="P6"><text:span text:style-name="T7">HTTP Response</text:span></text:p>
            <text:p text:style-name="P6"><text:span text:style-name="T7"><text:s/></text:span><text:span text:style-name="T7">with XML payload </text:span></text:p>
          </draw:text-box>
        </draw:frame>
        <draw:line draw:style-name="gr8" draw:text-style-name="P1" draw:layer="layout" svg:x1="3.672cm" svg:y1="18.51cm" svg:x2="7.456cm" svg:y2="18.51cm">
          <text:p/>
        </draw:line>
        <draw:frame draw:style-name="gr7" draw:text-style-name="P8" draw:layer="layout" svg:width="3.309cm" svg:height="1.217cm" svg:x="4.041cm" svg:y="17.376cm">
          <draw:text-box>
            <text:p text:style-name="P7"><text:span text:style-name="T6">MAP </text:span></text:p>
            <text:p text:style-name="P7"><text:span text:style-name="T6">UNSTRUCTURED_</text:span></text:p>
            <text:p text:style-name="P7"><text:span text:style-name="T6">SS_REQUEST</text:span></text:p>
          </draw:text-box>
        </draw:frame>
        <draw:line draw:style-name="gr8" draw:text-style-name="P1" draw:layer="layout" svg:x1="3.672cm" svg:y1="34.11cm" svg:x2="7.562cm" svg:y2="34.11cm">
          <text:p/>
        </draw:line>
        <draw:frame draw:style-name="gr7" draw:text-style-name="P8" draw:layer="layout" svg:width="3.309cm" svg:height="1.539cm" svg:x="4.041cm" svg:y="32.776cm">
          <draw:text-box>
            <text:p text:style-name="P7"><text:span text:style-name="T6">MAP </text:span></text:p>
            <text:p text:style-name="P7"><text:span text:style-name="T6">PROCESS_</text:span></text:p>
            <text:p text:style-name="P7"><text:span text:style-name="T6">UNSTRUCTURED_</text:span></text:p>
            <text:p text:style-name="P7"><text:span text:style-name="T6">SS_RESPONSE</text:span></text:p>
          </draw:text-box>
        </draw:frame>
        <draw:frame draw:style-name="gr4" draw:text-style-name="P3" draw:layer="layout" svg:width="3.295cm" svg:height="1.445cm" svg:x="1.48cm" svg:y="34.087cm">
          <draw:text-box>
            <text:p text:style-name="P6"><text:span text:style-name="T3">Subscribes </text:span></text:p>
            <text:p text:style-name="P6"><text:span text:style-name="T3">gets final response <text:s/></text:span></text:p>
          </draw:text-box>
        </draw:frame>
        <draw:frame draw:style-name="gr10" draw:text-style-name="P9" draw:layer="layout" svg:width="4.445cm" svg:height="0.649cm" svg:x="3.44cm" svg:y="4.441cm">
          <draw:text-box>
            <text:p text:style-name="P6"><text:span text:style-name="T7">TCAP Dialog1 - Begin</text:span></text:p>
          </draw:text-box>
        </draw:frame>
        <draw:frame draw:style-name="gr10" draw:text-style-name="P11" draw:layer="layout" svg:width="4.445cm" svg:height="0.607cm" svg:x="3.54cm" svg:y="18.642cm">
          <draw:text-box>
            <text:p text:style-name="P10"><text:span text:style-name="T8">TCAP Dialog 1 - <text:s/>Continue</text:span></text:p>
          </draw:text-box>
        </draw:frame>
        <draw:frame draw:style-name="gr7" draw:text-style-name="P12" draw:layer="layout" svg:width="3.6cm" svg:height="1.047cm" svg:x="7.63cm" svg:y="7.582cm">
          <draw:text-box>
            <text:p text:style-name="P6"><text:span text:style-name="T9">HTTP Request</text:span></text:p>
            <text:p text:style-name="P6"><text:span text:style-name="T9"><text:s/></text:span><text:span text:style-name="T9">with XML payload </text:span></text:p>
          </draw:text-box>
        </draw:frame>
        <draw:line draw:style-name="gr8" draw:text-style-name="P1" draw:layer="layout" svg:x1="7.587cm" svg:y1="8.51cm" svg:x2="11.24cm" svg:y2="8.51cm">
          <text:p/>
        </draw:line>
        <draw:custom-shape draw:style-name="gr12" draw:text-style-name="P1" draw:layer="Layout" svg:width="4.365cm" svg:height="1.27cm" svg:x="13.466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64cm" svg:height="0.885cm" svg:x="13.401cm" svg:y="1.136cm">
          <draw:text-box>
            <text:p text:style-name="P5"><text:span text:style-name="T1">Forwarded Node</text:span></text:p>
          </draw:text-box>
        </draw:frame>
        <draw:line draw:style-name="gr3" draw:text-style-name="P1" draw:layer="layout" svg:x1="15.67cm" svg:y1="2.405cm" svg:x2="15.67cm" svg:y2="20.337cm">
          <text:p/>
        </draw:line>
        <draw:line draw:style-name="gr5" draw:text-style-name="P1" draw:layer="layout" svg:x1="7.588cm" svg:y1="10.61cm" svg:x2="15.658cm" svg:y2="10.578cm">
          <text:p/>
        </draw:line>
        <draw:frame draw:style-name="gr7" draw:text-style-name="P13" draw:layer="layout" svg:width="3.175cm" svg:height="1.539cm" svg:x="10.041cm" svg:y="9.176cm">
          <draw:text-box>
            <text:p text:style-name="P7"><text:span text:style-name="T10">MAP </text:span></text:p>
            <text:p text:style-name="P7"><text:span text:style-name="T10">PROCESS_</text:span></text:p>
            <text:p text:style-name="P7"><text:span text:style-name="T10">UNSTRUCTURED_</text:span></text:p>
            <text:p text:style-name="P7"><text:span text:style-name="T10">SS_REQUEST</text:span></text:p>
          </draw:text-box>
        </draw:frame>
        <draw:frame draw:style-name="gr10" draw:text-style-name="P12" draw:layer="layout" svg:width="4.54cm" svg:height="0.649cm" svg:x="8.62cm" svg:y="10.525cm">
          <draw:text-box>
            <text:p text:style-name="P6"><text:span text:style-name="T9">TCAP Dialog2 - Begin</text:span></text:p>
          </draw:text-box>
        </draw:frame>
        <draw:line draw:style-name="gr8" draw:text-style-name="P1" draw:layer="layout" svg:x1="7.562cm" svg:y1="12.611cm" svg:x2="15.631cm" svg:y2="12.611cm">
          <text:p/>
        </draw:line>
        <draw:frame draw:style-name="gr7" draw:text-style-name="P13" draw:layer="layout" svg:width="3.309cm" svg:height="1.217cm" svg:x="9.991cm" svg:y="11.513cm">
          <draw:text-box>
            <text:p text:style-name="P7"><text:span text:style-name="T10">MAP </text:span></text:p>
            <text:p text:style-name="P7"><text:span text:style-name="T10">UNSTRUCTURED_</text:span></text:p>
            <text:p text:style-name="P7"><text:span text:style-name="T10">SS_REQUEST</text:span></text:p>
          </draw:text-box>
        </draw:frame>
        <draw:frame draw:style-name="gr10" draw:text-style-name="P12" draw:layer="layout" svg:width="4.88cm" svg:height="0.649cm" svg:x="8.62cm" svg:y="12.565cm">
          <draw:text-box>
            <text:p text:style-name="P6"><text:span text:style-name="T9">TCAP Dialog2 - Continue</text:span></text:p>
          </draw:text-box>
        </draw:frame>
        <draw:frame draw:style-name="gr10" draw:text-style-name="P9" draw:layer="layout" svg:width="3.44cm" svg:height="0.649cm" svg:x="7.71cm" svg:y="5.442cm">
          <draw:text-box>
            <text:p text:style-name="P6"><text:span text:style-name="T7">HTTP Session1</text:span></text:p>
          </draw:text-box>
        </draw:frame>
        <draw:frame draw:style-name="gr10" draw:text-style-name="P12" draw:layer="layout" svg:width="3.44cm" svg:height="0.649cm" svg:x="7.71cm" svg:y="8.443cm">
          <draw:text-box>
            <text:p text:style-name="P6"><text:span text:style-name="T9">HTTP Session2</text:span></text:p>
          </draw:text-box>
        </draw:frame>
        <draw:frame draw:style-name="gr7" draw:text-style-name="P12" draw:layer="layout" svg:width="3.6cm" svg:height="1.047cm" svg:x="7.56cm" svg:y="13.6cm">
          <draw:text-box>
            <text:p text:style-name="P6"><text:span text:style-name="T9">HTTP Response</text:span></text:p>
            <text:p text:style-name="P6"><text:span text:style-name="T9"><text:s/></text:span><text:span text:style-name="T9">with XML payload </text:span></text:p>
          </draw:text-box>
        </draw:frame>
        <draw:line draw:style-name="gr11" draw:text-style-name="P1" draw:layer="layout" svg:x1="7.588cm" svg:y1="14.51cm" svg:x2="11.241cm" svg:y2="14.51cm">
          <text:p/>
        </draw:line>
        <draw:frame draw:style-name="gr10" draw:text-style-name="P12" draw:layer="layout" svg:width="3.44cm" svg:height="0.649cm" svg:x="7.885cm" svg:y="14.37cm">
          <draw:text-box>
            <text:p text:style-name="P6"><text:span text:style-name="T9">HTTP Session2</text:span></text:p>
          </draw:text-box>
        </draw:frame>
        <draw:frame draw:style-name="gr4" draw:text-style-name="P3" draw:layer="layout" svg:width="4.459cm" svg:height="1.445cm" svg:x="11.146cm" svg:y="15.153cm">
          <draw:text-box>
            <text:p text:style-name="P6"><text:span text:style-name="T3">Application forwards received response to Session1</text:span></text:p>
          </draw:text-box>
        </draw:frame>
        <draw:frame draw:style-name="gr10" draw:text-style-name="P9" draw:layer="layout" svg:width="3.44cm" svg:height="0.649cm" svg:x="8.02cm" svg:y="17.231cm">
          <draw:text-box>
            <text:p text:style-name="P6"><text:span text:style-name="T7">HTTP Session1</text:span></text:p>
          </draw:text-box>
        </draw:frame>
        <draw:frame draw:style-name="gr10" draw:text-style-name="P11" draw:layer="layout" svg:width="4.445cm" svg:height="0.607cm" svg:x="3.575cm" svg:y="34.048cm">
          <draw:text-box>
            <text:p text:style-name="P10"><text:span text:style-name="T8">TCAP Dialog 1 - <text:s/>End</text:span></text:p>
          </draw:text-box>
        </draw:frame>
        <draw:frame draw:style-name="gr7" draw:text-style-name="P14" draw:layer="layout" svg:width="4.525cm" svg:height="1.047cm" svg:x="15.86cm" svg:y="32.802cm">
          <draw:text-box>
            <text:p text:style-name="P6"><text:span text:style-name="T11">Bue – Leg 2/Proxied of USSD</text:span></text:p>
          </draw:text-box>
        </draw:frame>
      </draw:page>
      <draw:page draw:name="page4" draw:style-name="dp1" draw:master-page-name="Default">
        <draw:line draw:style-name="gr3" draw:text-style-name="P1" draw:layer="layout" svg:x1="3.67cm" svg:y1="1.182cm" svg:x2="3.67cm" svg:y2="20.337cm">
          <text:p/>
        </draw:line>
        <draw:line draw:style-name="gr3" draw:text-style-name="P1" draw:layer="layout" svg:x1="7.57cm" svg:y1="1.146cm" svg:x2="7.57cm" svg:y2="20.337cm">
          <text:p/>
        </draw:line>
        <draw:line draw:style-name="gr3" draw:text-style-name="P1" draw:layer="layout" svg:x1="11.27cm" svg:y1="1.128cm" svg:x2="11.27cm" svg:y2="20.337cm">
          <text:p/>
        </draw:line>
        <draw:frame draw:style-name="gr4" draw:text-style-name="P3" draw:layer="layout" svg:width="3.295cm" svg:height="1.445cm" svg:x="0.88cm" svg:y="0.971cm">
          <draw:text-box>
            <text:p text:style-name="P6"><text:span text:style-name="T3">Subscribes </text:span></text:p>
            <text:p text:style-name="P6"><text:span text:style-name="T3">gets menu and </text:span></text:p>
            <text:p text:style-name="P6"><text:span text:style-name="T3">replies <text:s/></text:span></text:p>
          </draw:text-box>
        </draw:frame>
        <draw:line draw:style-name="gr5" draw:text-style-name="P1" draw:layer="layout" svg:x1="3.672cm" svg:y1="3.295cm" svg:x2="7.535cm" svg:y2="3.295cm">
          <text:p/>
        </draw:line>
        <draw:frame draw:style-name="gr7" draw:text-style-name="P8" draw:layer="layout" svg:width="3.174cm" svg:height="1.217cm" svg:x="3.541cm" svg:y="2.161cm">
          <draw:text-box>
            <text:p text:style-name="P7"><text:span text:style-name="T6">MAP </text:span></text:p>
            <text:p text:style-name="P7"><text:span text:style-name="T6">UNSTRUCTURED_</text:span></text:p>
            <text:p text:style-name="P7"><text:span text:style-name="T6">SS_RESPONSE</text:span></text:p>
          </draw:text-box>
        </draw:frame>
        <draw:line draw:style-name="gr5" draw:text-style-name="P1" draw:layer="layout" svg:x1="7.586cm" svg:y1="5.095cm" svg:x2="11.292cm" svg:y2="5.095cm">
          <text:p/>
        </draw:line>
        <draw:frame draw:style-name="gr7" draw:text-style-name="P9" draw:layer="layout" svg:width="4.235cm" svg:height="1.047cm" svg:x="7.56cm" svg:y="4.066cm">
          <draw:text-box>
            <text:p text:style-name="P6"><text:span text:style-name="T7">HTTP POST Request</text:span></text:p>
            <text:p text:style-name="P6"><text:span text:style-name="T7">with XML payload. </text:span></text:p>
          </draw:text-box>
        </draw:frame>
        <draw:line draw:style-name="gr8" draw:text-style-name="P1" draw:layer="layout" svg:x1="7.586cm" svg:y1="14.995cm" svg:x2="11.239cm" svg:y2="14.995cm">
          <text:p/>
        </draw:line>
        <draw:frame draw:style-name="gr7" draw:text-style-name="P9" draw:layer="layout" svg:width="3.6cm" svg:height="1.047cm" svg:x="7.83cm" svg:y="14.066cm">
          <draw:text-box>
            <text:p text:style-name="P6"><text:span text:style-name="T7">HTTP Response</text:span></text:p>
            <text:p text:style-name="P6"><text:span text:style-name="T7"><text:s/></text:span><text:span text:style-name="T7">with XML payload </text:span></text:p>
          </draw:text-box>
        </draw:frame>
        <draw:line draw:style-name="gr8" draw:text-style-name="P1" draw:layer="layout" svg:x1="3.672cm" svg:y1="34.11cm" svg:x2="7.562cm" svg:y2="34.11cm">
          <text:p/>
        </draw:line>
        <draw:frame draw:style-name="gr7" draw:text-style-name="P8" draw:layer="layout" svg:width="3.309cm" svg:height="1.539cm" svg:x="4.041cm" svg:y="32.776cm">
          <draw:text-box>
            <text:p text:style-name="P7"><text:span text:style-name="T6">MAP </text:span></text:p>
            <text:p text:style-name="P7"><text:span text:style-name="T6">PROCESS_</text:span></text:p>
            <text:p text:style-name="P7"><text:span text:style-name="T6">UNSTRUCTURED_</text:span></text:p>
            <text:p text:style-name="P7"><text:span text:style-name="T6">SS_RESPONSE</text:span></text:p>
          </draw:text-box>
        </draw:frame>
        <draw:frame draw:style-name="gr4" draw:text-style-name="P3" draw:layer="layout" svg:width="4.459cm" svg:height="1.445cm" svg:x="11.146cm" svg:y="4.938cm">
          <draw:text-box>
            <text:p text:style-name="P6"><text:span text:style-name="T3">Application gets input from users, forwards same to Session2</text:span></text:p>
          </draw:text-box>
        </draw:frame>
        <draw:frame draw:style-name="gr4" draw:text-style-name="P3" draw:layer="layout" svg:width="3.295cm" svg:height="1.445cm" svg:x="1.48cm" svg:y="34.087cm">
          <draw:text-box>
            <text:p text:style-name="P6"><text:span text:style-name="T3">Subscribes </text:span></text:p>
            <text:p text:style-name="P6"><text:span text:style-name="T3">gets final response <text:s/></text:span></text:p>
          </draw:text-box>
        </draw:frame>
        <draw:line draw:style-name="gr3" draw:text-style-name="P1" draw:layer="layout" svg:x1="15.67cm" svg:y1="1.109cm" svg:x2="15.67cm" svg:y2="20.337cm">
          <text:p/>
        </draw:line>
        <draw:frame draw:style-name="gr10" draw:text-style-name="P11" draw:layer="layout" svg:width="4.445cm" svg:height="0.607cm" svg:x="3.541cm" svg:y="3.328cm">
          <draw:text-box>
            <text:p text:style-name="P10"><text:span text:style-name="T8">TCAP Dialog 1 - <text:s/>Continue</text:span></text:p>
          </draw:text-box>
        </draw:frame>
        <draw:frame draw:style-name="gr10" draw:text-style-name="P9" draw:layer="layout" svg:width="3.44cm" svg:height="0.649cm" svg:x="8.02cm" svg:y="5.017cm">
          <draw:text-box>
            <text:p text:style-name="P6"><text:span text:style-name="T7">HTTP Session1</text:span></text:p>
          </draw:text-box>
        </draw:frame>
        <draw:frame draw:style-name="gr7" draw:text-style-name="P12" draw:layer="layout" svg:width="3.6cm" svg:height="1.047cm" svg:x="7.63cm" svg:y="5.968cm">
          <draw:text-box>
            <text:p text:style-name="P6"><text:span text:style-name="T9">HTTP Request</text:span></text:p>
            <text:p text:style-name="P6"><text:span text:style-name="T9"><text:s/></text:span><text:span text:style-name="T9">with XML payload </text:span></text:p>
          </draw:text-box>
        </draw:frame>
        <draw:line draw:style-name="gr8" draw:text-style-name="P1" draw:layer="layout" svg:x1="7.587cm" svg:y1="6.896cm" svg:x2="11.24cm" svg:y2="6.896cm">
          <text:p/>
        </draw:line>
        <draw:line draw:style-name="gr5" draw:text-style-name="P1" draw:layer="layout" svg:x1="7.588cm" svg:y1="8.996cm" svg:x2="15.658cm" svg:y2="8.964cm">
          <text:p/>
        </draw:line>
        <draw:frame draw:style-name="gr7" draw:text-style-name="P13" draw:layer="layout" svg:width="3.175cm" svg:height="1.217cm" svg:x="10.041cm" svg:y="7.862cm">
          <draw:text-box>
            <text:p text:style-name="P7"><text:span text:style-name="T10">MAP </text:span></text:p>
            <text:p text:style-name="P7"><text:span text:style-name="T10">UNSTRUCTURED_</text:span></text:p>
            <text:p text:style-name="P7"><text:span text:style-name="T10">SS_RESPONSE</text:span></text:p>
          </draw:text-box>
        </draw:frame>
        <draw:frame draw:style-name="gr10" draw:text-style-name="P12" draw:layer="layout" svg:width="4.54cm" svg:height="0.649cm" svg:x="8.62cm" svg:y="8.911cm">
          <draw:text-box>
            <text:p text:style-name="P6"><text:span text:style-name="T9">TCAP Dialog2 - Continue</text:span></text:p>
          </draw:text-box>
        </draw:frame>
        <draw:line draw:style-name="gr8" draw:text-style-name="P1" draw:layer="layout" svg:x1="7.562cm" svg:y1="10.997cm" svg:x2="15.631cm" svg:y2="10.997cm">
          <text:p/>
        </draw:line>
        <draw:frame draw:style-name="gr7" draw:text-style-name="P13" draw:layer="layout" svg:width="3.309cm" svg:height="1.217cm" svg:x="9.991cm" svg:y="9.899cm">
          <draw:text-box>
            <text:p text:style-name="P7"><text:span text:style-name="T10">MAP_PROCESS_ </text:span></text:p>
            <text:p text:style-name="P7"><text:span text:style-name="T10">UNSTRUCTURED_</text:span></text:p>
            <text:p text:style-name="P7"><text:span text:style-name="T10">SS_RESPONSE</text:span></text:p>
          </draw:text-box>
        </draw:frame>
        <draw:frame draw:style-name="gr10" draw:text-style-name="P12" draw:layer="layout" svg:width="4.88cm" svg:height="0.649cm" svg:x="8.62cm" svg:y="10.951cm">
          <draw:text-box>
            <text:p text:style-name="P6"><text:span text:style-name="T9">TCAP Dialog2 - End</text:span></text:p>
          </draw:text-box>
        </draw:frame>
        <draw:frame draw:style-name="gr10" draw:text-style-name="P12" draw:layer="layout" svg:width="3.44cm" svg:height="0.649cm" svg:x="7.71cm" svg:y="6.829cm">
          <draw:text-box>
            <text:p text:style-name="P6"><text:span text:style-name="T9">HTTP Session2</text:span></text:p>
          </draw:text-box>
        </draw:frame>
        <draw:frame draw:style-name="gr7" draw:text-style-name="P12" draw:layer="layout" svg:width="3.6cm" svg:height="1.047cm" svg:x="7.56cm" svg:y="11.986cm">
          <draw:text-box>
            <text:p text:style-name="P6"><text:span text:style-name="T9">HTTP Response</text:span></text:p>
            <text:p text:style-name="P6"><text:span text:style-name="T9"><text:s/></text:span><text:span text:style-name="T9">with XML payload </text:span></text:p>
          </draw:text-box>
        </draw:frame>
        <draw:line draw:style-name="gr11" draw:text-style-name="P1" draw:layer="layout" svg:x1="7.588cm" svg:y1="12.896cm" svg:x2="11.241cm" svg:y2="12.896cm">
          <text:p/>
        </draw:line>
        <draw:frame draw:style-name="gr10" draw:text-style-name="P12" draw:layer="layout" svg:width="3.44cm" svg:height="0.649cm" svg:x="7.71cm" svg:y="12.73cm">
          <draw:text-box>
            <text:p text:style-name="P6"><text:span text:style-name="T9">HTTP Session2</text:span></text:p>
          </draw:text-box>
        </draw:frame>
        <draw:frame draw:style-name="gr10" draw:text-style-name="P9" draw:layer="layout" svg:width="3.44cm" svg:height="0.649cm" svg:x="7.985cm" svg:y="14.835cm">
          <draw:text-box>
            <text:p text:style-name="P6"><text:span text:style-name="T7">HTTP Session1</text:span></text:p>
          </draw:text-box>
        </draw:frame>
        <draw:frame draw:style-name="gr10" draw:text-style-name="P11" draw:layer="layout" svg:width="4.445cm" svg:height="0.607cm" svg:x="3.575cm" svg:y="34.048cm">
          <draw:text-box>
            <text:p text:style-name="P10"><text:span text:style-name="T8">TCAP Dialog 1 - <text:s/>End</text:span></text:p>
          </draw:text-box>
        </draw:frame>
        <draw:frame draw:style-name="gr4" draw:text-style-name="P3" draw:layer="layout" svg:width="4.459cm" svg:height="1.843cm" svg:x="11.147cm" svg:y="13.039cm">
          <draw:text-box>
            <text:p text:style-name="P6"><text:span text:style-name="T3">Application final response and forwards to Session1. Invalidates both sessions</text:span></text:p>
          </draw:text-box>
        </draw:frame>
        <draw:frame draw:style-name="gr7" draw:text-style-name="P15" draw:layer="layout" svg:width="4.12cm" svg:height="1.047cm" svg:x="15.53cm" svg:y="14.067cm">
          <draw:text-box>
            <text:p text:style-name="P6"><text:span text:style-name="T12">Green – Leg 1 of USSD</text:span></text:p>
          </draw:text-box>
        </draw:frame>
        <draw:frame draw:style-name="gr7" draw:text-style-name="P14" draw:layer="layout" svg:width="4.525cm" svg:height="1.047cm" svg:x="15.86cm" svg:y="32.802cm">
          <draw:text-box>
            <text:p text:style-name="P6"><text:span text:style-name="T11">Bue – Leg 2/Proxied of USSD</text:span></text:p>
          </draw:text-box>
        </draw:frame>
        <draw:frame draw:style-name="gr10" draw:text-style-name="P14" draw:layer="layout" svg:width="4.075cm" svg:height="1.047cm" svg:x="15.475cm" svg:y="15.056cm">
          <draw:text-box>
            <text:p text:style-name="P16"><text:span text:style-name="T11">Blue – Leg 2 of USSD Prox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1:55:59</meta:creation-date>
    <dc:date>2014-02-09T12:39:03.658521766</dc:date>
    <dc:creator>Amit Bhayani</dc:creator>
    <meta:editing-duration>P1DT3H3M12S</meta:editing-duration>
    <meta:editing-cycles>82</meta:editing-cycles>
    <meta:generator>LibreOffice/4.1.3.2$Linux_X86_64 LibreOffice_project/410m0$Build-2</meta:generator>
    <meta:document-statistic meta:object-count="160"/>
  </office:meta>
</office:document-meta>
</file>